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host" table:style-name="ta1">
        <table:shapes>
          <draw:frame draw:z-index="0" draw:style-name="gr1" draw:text-style-name="P1" svg:width="13.0969in" svg:height="3.5453in" svg:x="0.065in" svg:y="18.2587in">
            <draw:object draw:notify-on-update-of-ranges="localhost.B1:localhost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4.6659923073366" calcext:value-type="float">
            <text:p>-84.66599230733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1.564139786403" calcext:value-type="float">
            <text:p>-101.5641397864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14.1257871161" calcext:value-type="float">
            <text:p>-114.12578711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1.2231239990791" calcext:value-type="float">
            <text:p>-81.22312399907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5.783916318503" calcext:value-type="float">
            <text:p>-115.7839163185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8.2376852734726" calcext:value-type="float">
            <text:p>-98.23768527347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9.605915369392" calcext:value-type="float">
            <text:p>-109.60591536939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0.023130069817" calcext:value-type="float">
            <text:p>-100.0231300698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2.687423832781" calcext:value-type="float">
            <text:p>-102.6874238327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2.7544455454973" calcext:value-type="float">
            <text:p>-92.75444554549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11.904550512362" calcext:value-type="float">
            <text:p>-111.90455051236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9.031246500847" calcext:value-type="float">
            <text:p>-109.0312465008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3.30172477513" calcext:value-type="float">
            <text:p>-113.301724775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5.204204797221" calcext:value-type="float">
            <text:p>-125.2042047972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3.209676841534" calcext:value-type="float">
            <text:p>-113.2096768415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4.877872196453" calcext:value-type="float">
            <text:p>-114.8778721964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4.362605643498" calcext:value-type="float">
            <text:p>-114.36260564349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4.802201328022" calcext:value-type="float">
            <text:p>-104.8022013280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00.759188592534" calcext:value-type="float">
            <text:p>-100.75918859253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1.507058201591" calcext:value-type="float">
            <text:p>-111.50705820159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11.816673978564" calcext:value-type="float">
            <text:p>-111.81667397856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7.523268548903" calcext:value-type="float">
            <text:p>-127.52326854890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03.38481376235" calcext:value-type="float">
            <text:p>-103.3848137623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6.139157774689" calcext:value-type="float">
            <text:p>-116.13915777468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1.489459969803" calcext:value-type="float">
            <text:p>-111.48945996980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3.951200473319" calcext:value-type="float">
            <text:p>-113.95120047331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6.868624755696" calcext:value-type="float">
            <text:p>-106.86862475569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6.237601169871" calcext:value-type="float">
            <text:p>-106.23760116987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3.792417005142" calcext:value-type="float">
            <text:p>-103.79241700514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2.178191947532" calcext:value-type="float">
            <text:p>-112.1781919475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16.457848124445" calcext:value-type="float">
            <text:p>-116.45784812444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1.451151009174" calcext:value-type="float">
            <text:p>-111.451151009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26.654964914094" calcext:value-type="float">
            <text:p>-126.65496491409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7.596098403961" calcext:value-type="float">
            <text:p>-117.5960984039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18.761699415262" calcext:value-type="float">
            <text:p>-118.76169941526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9.269469426658" calcext:value-type="float">
            <text:p>-109.26946942665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4.8623068707264" calcext:value-type="float">
            <text:p>-94.862306870726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8.9176904751687" calcext:value-type="float">
            <text:p>-98.917690475168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04.169784475478" calcext:value-type="float">
            <text:p>-104.16978447547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8.710490454953" calcext:value-type="float">
            <text:p>-108.71049045495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15.922901423497" calcext:value-type="float">
            <text:p>-115.92290142349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3.253064136989" calcext:value-type="float">
            <text:p>-113.25306413698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9.003559589441" calcext:value-type="float">
            <text:p>-119.00355958944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9.009947839211" calcext:value-type="float">
            <text:p>-119.00994783921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16.460828343423" calcext:value-type="float">
            <text:p>-116.46082834342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4.023506732692" calcext:value-type="float">
            <text:p>-114.02350673269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07.913674119814" calcext:value-type="float">
            <text:p>-107.91367411981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6.268445482646" calcext:value-type="float">
            <text:p>-106.26844548264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8.1630357074428" calcext:value-type="float">
            <text:p>-98.163035707442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7.868427970925" calcext:value-type="float">
            <text:p>-117.8684279709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24.607836129297" calcext:value-type="float">
            <text:p>-124.60783612929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9.350867006758" calcext:value-type="float">
            <text:p>-119.35086700675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6.455703615948" calcext:value-type="float">
            <text:p>-116.45570361594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08.155576351508" calcext:value-type="float">
            <text:p>-108.15557635150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13.796138571015" calcext:value-type="float">
            <text:p>-113.7961385710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9.417571725938" calcext:value-type="float">
            <text:p>-119.41757172593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14.441517458265" calcext:value-type="float">
            <text:p>-114.44151745826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9.372865359076" calcext:value-type="float">
            <text:p>-89.37286535907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07.033055636405" calcext:value-type="float">
            <text:p>-107.03305563640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2.462788118738" calcext:value-type="float">
            <text:p>-112.46278811873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19.025146871865" calcext:value-type="float">
            <text:p>-119.02514687186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9.504102487436" calcext:value-type="float">
            <text:p>-119.50410248743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18.953968817747" calcext:value-type="float">
            <text:p>-118.95396881774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8.542853762788" calcext:value-type="float">
            <text:p>-118.54285376278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18.214164636536" calcext:value-type="float">
            <text:p>-118.21416463653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3.470941159666" calcext:value-type="float">
            <text:p>-113.4709411596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08.024736783154" calcext:value-type="float">
            <text:p>-108.02473678315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05.417095318532" calcext:value-type="float">
            <text:p>-105.41709531853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07.465690227662" calcext:value-type="float">
            <text:p>-107.46569022766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4.112134719815" calcext:value-type="float">
            <text:p>-114.11213471981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19.216412211263" calcext:value-type="float">
            <text:p>-119.21641221126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0.761313887743" calcext:value-type="float">
            <text:p>-120.76131388774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9.3360697206639" calcext:value-type="float">
            <text:p>-89.336069720663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7.236225592021" calcext:value-type="float">
            <text:p>-117.23622559202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16.295249234038" calcext:value-type="float">
            <text:p>-116.29524923403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2.264110730325" calcext:value-type="float">
            <text:p>-112.26411073032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7.363086760137" calcext:value-type="float">
            <text:p>-107.36308676013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5.518536286818" calcext:value-type="float">
            <text:p>-105.51853628681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11.468014093215" calcext:value-type="float">
            <text:p>-111.4680140932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4.408527581257" calcext:value-type="float">
            <text:p>-114.40852758125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5.851775521563" calcext:value-type="float">
            <text:p>-115.85177552156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9.072715252938" calcext:value-type="float">
            <text:p>-119.07271525293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20.197559659134" calcext:value-type="float">
            <text:p>-120.19755965913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1.594987631326" calcext:value-type="float">
            <text:p>-121.59498763132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12.876302758978" calcext:value-type="float">
            <text:p>-112.87630275897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0.519169664056" calcext:value-type="float">
            <text:p>-110.51916966405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0.420872234027" calcext:value-type="float">
            <text:p>-100.42087223402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4.457338039058" calcext:value-type="float">
            <text:p>-104.45733803905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10.706422900988" calcext:value-type="float">
            <text:p>-110.7064229009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97.0401753139789" calcext:value-type="float">
            <text:p>-97.04017531397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25.304874282785" calcext:value-type="float">
            <text:p>-125.30487428278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5.73563393231" calcext:value-type="float">
            <text:p>-115.7356339323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5.4590042549413" calcext:value-type="float">
            <text:p>-95.459004254941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8.332614751014" calcext:value-type="float">
            <text:p>-118.33261475101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11.703830328647" calcext:value-type="float">
            <text:p>-111.70383032864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3.363027499028" calcext:value-type="float">
            <text:p>-113.36302749902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06.489584283975" calcext:value-type="float">
            <text:p>-106.48958428397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07.093293444865" calcext:value-type="float">
            <text:p>-107.09329344486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11.982960657824" calcext:value-type="float">
            <text:p>-111.98296065782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08.048771353963" calcext:value-type="float">
            <text:p>-108.048771353963</text:p>
          </table:table-cell>
          <table:table-cell/>
        </table:table-row>
        <table:table-row table:style-name="ro1">
          <table:table-cell/>
          <table:table-cell table:formula="of:=SUM([.B1:.B100])/100" office:value-type="float" office:value="-110.756954079305" calcext:value-type="float">
            <text:p>-110.756954079305</text:p>
          </table:table-cell>
          <table:table-cell table:formula="of:=MEDIAN([.B1:.B100])" office:value-type="float" office:value="-112.221151338929" calcext:value-type="float">
            <text:p>-112.221151338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6:39:12.233963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1T16:39:29.301619811</dc:date>
    <meta:editing-duration>PT1M9S</meta:editing-duration>
    <meta:editing-cycles>3</meta:editing-cycles>
    <meta:generator>LibreOffice/6.4.7.2$Linux_X86_64 LibreOffice_project/40$Build-2</meta:generator>
    <meta:document-statistic meta:table-count="1" meta:cell-count="2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3.267cm" svg:height="9.006cm" xlink:href=".." xlink:type="simple" chart:class="chart:line" chart:style-name="ch1">
        <chart:plot-area chart:style-name="ch2" table:cell-range-address="localhost.B1:localhost.B100" svg:x="0.665cm" svg:y="0.18cm" svg:width="31.937cm" svg:height="8.646cm">
          <chartooo:coordinate-region svg:x="1.577cm" svg:y="0.379cm" svg:width="31.025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calhost.B1:localhost.B100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4.6659923073366">
                <text:p>-84.6659923073366</text:p>
                <draw:g>
                  <svg:desc>localhost.B1:localhost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1.564139786403">
                <text:p>-101.564139786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4.1257871161">
                <text:p>-114.1257871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1.2231239990791">
                <text:p>-81.2231239990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5.783916318503">
                <text:p>-115.783916318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8.2376852734726">
                <text:p>-98.2376852734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9.605915369392">
                <text:p>-109.605915369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.023130069817">
                <text:p>-100.023130069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2.687423832781">
                <text:p>-102.687423832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2.7544455454973">
                <text:p>-92.7544455454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1.904550512362">
                <text:p>-111.904550512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9.031246500847">
                <text:p>-109.031246500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3.30172477513">
                <text:p>-113.30172477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5.204204797221">
                <text:p>-125.204204797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3.209676841534">
                <text:p>-113.209676841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4.877872196453">
                <text:p>-114.877872196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4.362605643498">
                <text:p>-114.362605643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4.802201328022">
                <text:p>-104.802201328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0.759188592534">
                <text:p>-100.759188592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1.507058201591">
                <text:p>-111.507058201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1.816673978564">
                <text:p>-111.816673978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7.523268548903">
                <text:p>-127.523268548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3.38481376235">
                <text:p>-103.38481376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16.139157774689">
                <text:p>-116.139157774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1.489459969803">
                <text:p>-111.489459969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3.951200473319">
                <text:p>-113.951200473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6.868624755696">
                <text:p>-106.868624755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6.237601169871">
                <text:p>-106.2376011698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3.792417005142">
                <text:p>-103.792417005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2.178191947532">
                <text:p>-112.1781919475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6.457848124445">
                <text:p>-116.4578481244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11.451151009174">
                <text:p>-111.451151009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6.654964914094">
                <text:p>-126.654964914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7.596098403961">
                <text:p>-117.596098403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8.761699415262">
                <text:p>-118.761699415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9.269469426658">
                <text:p>-109.269469426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4.8623068707264">
                <text:p>-94.8623068707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8.9176904751687">
                <text:p>-98.91769047516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4.169784475478">
                <text:p>-104.1697844754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8.710490454953">
                <text:p>-108.710490454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15.922901423497">
                <text:p>-115.922901423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3.253064136989">
                <text:p>-113.2530641369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19.003559589441">
                <text:p>-119.003559589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9.009947839211">
                <text:p>-119.009947839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6.460828343423">
                <text:p>-116.460828343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4.023506732692">
                <text:p>-114.023506732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7.913674119814">
                <text:p>-107.9136741198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6.268445482646">
                <text:p>-106.268445482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8.1630357074428">
                <text:p>-98.1630357074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7.868427970925">
                <text:p>-117.868427970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4.607836129297">
                <text:p>-124.6078361292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9.350867006758">
                <text:p>-119.350867006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6.455703615948">
                <text:p>-116.455703615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8.155576351508">
                <text:p>-108.155576351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3.796138571015">
                <text:p>-113.796138571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9.417571725938">
                <text:p>-119.417571725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4.441517458265">
                <text:p>-114.441517458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9.372865359076">
                <text:p>-89.372865359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7.033055636405">
                <text:p>-107.0330556364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2.462788118738">
                <text:p>-112.462788118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9.025146871865">
                <text:p>-119.0251468718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.504102487436">
                <text:p>-119.504102487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.953968817747">
                <text:p>-118.9539688177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8.542853762788">
                <text:p>-118.542853762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8.214164636536">
                <text:p>-118.214164636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3.470941159666">
                <text:p>-113.470941159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8.024736783154">
                <text:p>-108.024736783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5.417095318532">
                <text:p>-105.417095318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7.465690227662">
                <text:p>-107.4656902276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4.112134719815">
                <text:p>-114.112134719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9.216412211263">
                <text:p>-119.216412211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0.761313887743">
                <text:p>-120.7613138877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9.3360697206639">
                <text:p>-89.33606972066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7.236225592021">
                <text:p>-117.2362255920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6.295249234038">
                <text:p>-116.295249234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2.264110730325">
                <text:p>-112.264110730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7.363086760137">
                <text:p>-107.363086760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5.518536286818">
                <text:p>-105.5185362868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11.468014093215">
                <text:p>-111.4680140932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4.408527581257">
                <text:p>-114.408527581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5.851775521563">
                <text:p>-115.8517755215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9.072715252938">
                <text:p>-119.0727152529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20.197559659134">
                <text:p>-120.1975596591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21.594987631326">
                <text:p>-121.594987631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2.876302758978">
                <text:p>-112.8763027589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0.519169664056">
                <text:p>-110.519169664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0.420872234027">
                <text:p>-100.4208722340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4.457338039058">
                <text:p>-104.4573380390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0.706422900988">
                <text:p>-110.7064229009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7.0401753139789">
                <text:p>-97.0401753139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25.304874282785">
                <text:p>-125.3048742827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5.73563393231">
                <text:p>-115.73563393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5.4590042549413">
                <text:p>-95.45900425494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18.332614751014">
                <text:p>-118.332614751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1.703830328647">
                <text:p>-111.7038303286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3.363027499028">
                <text:p>-113.363027499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6.489584283975">
                <text:p>-106.4895842839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7.093293444865">
                <text:p>-107.0932934448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1.982960657824">
                <text:p>-111.982960657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8.048771353963">
                <text:p>-108.048771353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